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BuscaSequencial" style:family="table">
      <style:table-properties style:width="6.2681in" table:align="margins"/>
    </style:style>
    <style:style style:name="BuscaSequencial.A" style:family="table-column">
      <style:table-column-properties style:column-width="2.0896in" style:rel-column-width="21845*"/>
    </style:style>
    <style:style style:name="BuscaSequencial.A1" style:family="table-cell">
      <style:table-cell-properties style:writing-mode="page"/>
    </style:style>
    <style:style style:name="BuscaBinária" style:family="table">
      <style:table-properties style:width="6.2681in" table:align="margins"/>
    </style:style>
    <style:style style:name="BuscaBinária.A" style:family="table-column">
      <style:table-column-properties style:column-width="2.0896in" style:rel-column-width="21845*"/>
    </style:style>
    <style:style style:name="BuscaBinária.A1" style:family="table-cell">
      <style:table-cell-properties style:writing-mode="page"/>
    </style:style>
    <style:style style:name="InsertionSortSequencial" style:family="table">
      <style:table-properties style:width="6.2681in" table:align="margins"/>
    </style:style>
    <style:style style:name="InsertionSortSequencial.A" style:family="table-column">
      <style:table-column-properties style:column-width="2.0896in" style:rel-column-width="21845*"/>
    </style:style>
    <style:style style:name="InsertionSortSequencial.A1" style:family="table-cell">
      <style:table-cell-properties style:writing-mode="page"/>
    </style:style>
    <style:style style:name="InsertionSortBinário" style:family="table">
      <style:table-properties style:width="6.2681in" table:align="margins"/>
    </style:style>
    <style:style style:name="InsertionSortBinário.A" style:family="table-column">
      <style:table-column-properties style:column-width="2.0896in" style:rel-column-width="21845*"/>
    </style:style>
    <style:style style:name="InsertionSortBinário.A1" style:family="table-cell">
      <style:table-cell-properties style:writing-mode="page"/>
    </style:style>
    <style:style style:name="InsertionSortBinário.6" style:family="table-row">
      <style:table-row-properties style:min-row-height="0.1861in"/>
    </style:style>
    <style:style style:name="SelectionSort" style:family="table">
      <style:table-properties style:width="6.2681in" table:align="margins"/>
    </style:style>
    <style:style style:name="SelectionSort.A" style:family="table-column">
      <style:table-column-properties style:column-width="2.0896in" style:rel-column-width="21845*"/>
    </style:style>
    <style:style style:name="SelectionSort.A1" style:family="table-cell">
      <style:table-cell-properties style:writing-mode="page"/>
    </style:style>
    <style:style style:name="MergeSort" style:family="table">
      <style:table-properties style:width="6.2681in" table:align="margins"/>
    </style:style>
    <style:style style:name="MergeSort.A" style:family="table-column">
      <style:table-column-properties style:column-width="2.0896in" style:rel-column-width="21845*"/>
    </style:style>
    <style:style style:name="MergeSort.A1" style:family="table-cell">
      <style:table-cell-properties fo:padding="0in" fo:border="none" style:writing-mode="page"/>
    </style:style>
    <style:style style:name="QuickSort" style:family="table">
      <style:table-properties style:width="6.2681in" table:align="margins"/>
    </style:style>
    <style:style style:name="QuickSort.A" style:family="table-column">
      <style:table-column-properties style:column-width="2.0896in" style:rel-column-width="21845*"/>
    </style:style>
    <style:style style:name="QuickSort.A1" style:family="table-cell">
      <style:table-cell-properties style:writing-mode="page"/>
    </style:style>
    <style:style style:name="HeapSort" style:family="table">
      <style:table-properties style:width="6.2681in" table:align="margins"/>
    </style:style>
    <style:style style:name="HeapSort.A" style:family="table-column">
      <style:table-column-properties style:column-width="2.0896in" style:rel-column-width="21845*"/>
    </style:style>
    <style:style style:name="HeapSort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034b" officeooo:paragraph-rsid="000a034b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cdf1" officeooo:paragraph-rsid="000ccdf1" style:font-weight-asian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ccdf1" officeooo:paragraph-rsid="000f6241" style:font-weight-asian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ccdf1" officeooo:paragraph-rsid="000f4c37" style:font-weight-asian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d044f" officeooo:paragraph-rsid="000d044f" style:font-weight-asian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a034b" officeooo:paragraph-rsid="000a034b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faee6" officeooo:paragraph-rsid="000faee6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1pt" fo:font-weight="normal" officeooo:rsid="000a034b" officeooo:paragraph-rsid="000a034b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ize="8pt" fo:font-weight="normal" officeooo:rsid="00191092" officeooo:paragraph-rsid="00191092" style:font-size-asian="7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8pt" fo:font-weight="normal" officeooo:rsid="001b4720" officeooo:paragraph-rsid="001b4720" style:font-size-asian="7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8pt" fo:font-weight="bold" officeooo:rsid="001b4720" officeooo:paragraph-rsid="001b4720" style:font-size-asian="7pt" style:font-weight-asian="bold" style:font-size-complex="8pt"/>
    </style:style>
    <style:style style:name="P18" style:family="paragraph" style:parent-style-name="Table_20_Contents">
      <style:paragraph-properties fo:text-align="center" style:justify-single-word="false"/>
      <style:text-properties officeooo:rsid="0011a9c4" officeooo:paragraph-rsid="0011a9c4"/>
    </style:style>
    <style:style style:name="P19" style:family="paragraph" style:parent-style-name="Table_20_Contents">
      <style:paragraph-properties fo:text-align="center" style:justify-single-word="false"/>
      <style:text-properties officeooo:rsid="0013803d"/>
    </style:style>
    <style:style style:name="P20" style:family="paragraph" style:parent-style-name="Table_20_Contents">
      <style:paragraph-properties fo:text-align="center" style:justify-single-word="false"/>
      <style:text-properties officeooo:rsid="0013803d" officeooo:paragraph-rsid="0013803d"/>
    </style:style>
    <style:style style:name="P21" style:family="paragraph" style:parent-style-name="Table_20_Contents">
      <style:paragraph-properties fo:text-align="center" style:justify-single-word="false"/>
      <style:text-properties officeooo:rsid="00147d36"/>
    </style:style>
    <style:style style:name="P22" style:family="paragraph" style:parent-style-name="Table_20_Contents">
      <style:paragraph-properties fo:text-align="center" style:justify-single-word="false"/>
      <style:text-properties officeooo:rsid="00147d36" officeooo:paragraph-rsid="00147d36"/>
    </style:style>
    <style:style style:name="P23" style:family="paragraph" style:parent-style-name="Table_20_Contents">
      <style:paragraph-properties fo:text-align="center" style:justify-single-word="false"/>
      <style:text-properties officeooo:rsid="00158feb"/>
    </style:style>
    <style:style style:name="P24" style:family="paragraph" style:parent-style-name="Table_20_Contents">
      <style:paragraph-properties fo:text-align="center" style:justify-single-word="false"/>
      <style:text-properties officeooo:rsid="00158feb" officeooo:paragraph-rsid="00158feb"/>
    </style:style>
    <style:style style:name="P25" style:family="paragraph" style:parent-style-name="Table_20_Contents">
      <style:paragraph-properties fo:text-align="center" style:justify-single-word="false"/>
      <style:text-properties officeooo:rsid="001baab6" officeooo:paragraph-rsid="001baab6"/>
    </style:style>
    <style:style style:name="P26" style:family="paragraph" style:parent-style-name="Standard" style:master-page-name="Standard">
      <style:paragraph-properties fo:text-align="center" style:justify-single-word="false" style:page-number="1"/>
      <style:text-properties fo:font-size="24pt" fo:font-weight="normal" style:font-size-asian="21pt" style:font-weight-asian="normal" style:font-size-complex="2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00f4c37" officeooo:paragraph-rsid="000f6241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0f4c37" officeooo:paragraph-rsid="000f4c37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0faee6" officeooo:paragraph-rsid="001bd219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0faee6" officeooo:paragraph-rsid="000faee6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0faee6" officeooo:paragraph-rsid="001bd219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0faee6" officeooo:paragraph-rsid="000faee6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f6241" officeooo:paragraph-rsid="000f6241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8pt" fo:font-weight="normal" officeooo:rsid="001bd219" officeooo:paragraph-rsid="001bd219" style:font-size-asian="7pt" style:font-weight-asian="normal" style:font-size-complex="8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8pt" fo:font-weight="normal" officeooo:rsid="001c5bfa" officeooo:paragraph-rsid="001c5bfa" style:font-size-asian="7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bold" officeooo:rsid="000ccdf1" officeooo:paragraph-rsid="000ccdf1" style:font-weight-asian="bold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0ccdf1" officeooo:paragraph-rsid="000f6241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0d044f" officeooo:paragraph-rsid="000d044f" style:font-weight-asian="bold"/>
    </style:style>
    <style:style style:name="P41" style:family="paragraph" style:parent-style-name="Standard">
      <style:paragraph-properties fo:text-align="center" style:justify-single-word="false"/>
      <style:text-properties fo:font-size="11pt" officeooo:rsid="001e2479" officeooo:paragraph-rsid="001e2479" style:font-size-asian="11pt" style:font-size-complex="11pt"/>
    </style:style>
    <style:style style:name="T1" style:family="text">
      <style:text-properties fo:font-style="italic" officeooo:rsid="001739f3" style:font-style-asian="italic" style:font-style-complex="italic"/>
    </style:style>
    <style:style style:name="T2" style:family="text">
      <style:text-properties officeooo:rsid="000a034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4c37" style:font-weight-asian="normal" style:font-weight-complex="normal"/>
    </style:style>
    <style:style style:name="T5" style:family="text">
      <style:text-properties fo:font-weight="normal" officeooo:rsid="000f6241" style:font-weight-asian="normal" style:font-weight-complex="normal"/>
    </style:style>
    <style:style style:name="T6" style:family="text">
      <style:text-properties fo:font-weight="normal" officeooo:rsid="000faee6" style:font-weight-asian="normal" style:font-weight-complex="normal"/>
    </style:style>
    <style:style style:name="T7" style:family="text">
      <style:text-properties fo:font-weight="normal" officeooo:rsid="00158feb" style:font-weight-asian="normal" style:font-weight-complex="normal"/>
    </style:style>
    <style:style style:name="T8" style:family="text">
      <style:text-properties fo:font-weight="normal" officeooo:rsid="001af8b3" style:font-weight-asian="normal" style:font-weight-complex="normal"/>
    </style:style>
    <style:style style:name="T9" style:family="text">
      <style:text-properties fo:font-weight="normal" officeooo:rsid="001b4720" style:font-weight-asian="normal" style:font-weight-complex="normal"/>
    </style:style>
    <style:style style:name="T10" style:family="text">
      <style:text-properties fo:font-weight="normal" officeooo:rsid="001bd219" style:font-weight-asian="normal" style:font-weight-complex="normal"/>
    </style:style>
    <style:style style:name="T11" style:family="text">
      <style:text-properties fo:font-weight="normal" officeooo:rsid="001f23c7" style:font-weight-asian="normal" style:font-weight-complex="normal"/>
    </style:style>
    <style:style style:name="T12" style:family="text">
      <style:text-properties fo:font-weight="normal" officeooo:rsid="001f5e57" style:font-weight-asian="normal" style:font-weight-complex="normal"/>
    </style:style>
    <style:style style:name="T13" style:family="text">
      <style:text-properties officeooo:rsid="000d044f"/>
    </style:style>
    <style:style style:name="T14" style:family="text">
      <style:text-properties officeooo:rsid="0011a9c4"/>
    </style:style>
    <style:style style:name="T15" style:family="text">
      <style:text-properties officeooo:rsid="0013803d"/>
    </style:style>
    <style:style style:name="T16" style:family="text">
      <style:text-properties officeooo:rsid="00147d36"/>
    </style:style>
    <style:style style:name="T17" style:family="text">
      <style:text-properties officeooo:rsid="0016141a"/>
    </style:style>
    <style:style style:name="T18" style:family="text">
      <style:text-properties officeooo:rsid="001739f3"/>
    </style:style>
    <style:style style:name="T19" style:family="text">
      <style:text-properties officeooo:rsid="0018329e"/>
    </style:style>
    <style:style style:name="T20" style:family="text">
      <style:text-properties officeooo:rsid="00191092"/>
    </style:style>
    <style:style style:name="T21" style:family="text">
      <style:text-properties officeooo:rsid="001b4720"/>
    </style:style>
    <style:style style:name="T22" style:family="text">
      <style:text-properties officeooo:rsid="001baab6"/>
    </style:style>
    <style:style style:name="T23" style:family="text">
      <style:text-properties officeooo:rsid="001bd219"/>
    </style:style>
    <style:style style:name="T24" style:family="text">
      <style:text-properties fo:font-size="8pt" officeooo:rsid="001bd219" style:font-size-asian="7pt" style:font-size-complex="8pt"/>
    </style:style>
    <style:style style:name="T25" style:family="text">
      <style:text-properties fo:font-size="8pt" officeooo:rsid="001f23c7" style:font-size-asian="7pt" style:font-size-complex="8pt"/>
    </style:style>
    <style:style style:name="T26" style:family="text">
      <style:text-properties officeooo:rsid="001c5bfa"/>
    </style:style>
    <style:style style:name="T27" style:family="text">
      <style:text-properties officeooo:rsid="001e2479"/>
    </style:style>
    <style:style style:name="T28" style:family="text">
      <style:text-properties officeooo:rsid="001f23c7"/>
    </style:style>
    <style:style style:name="T29" style:family="text">
      <style:text-properties officeooo:rsid="001f5e5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top" style:vertical-rel="text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top" style:vertical-rel="text" style:horizontal-pos="from-left" style:horizontal-rel="pag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Relatório</text:p>
      <text:p text:style-name="P27"/>
      <text:p text:style-name="P11">Lucas Emanuel de Oliveira Santos</text:p>
      <text:p text:style-name="P11">GRR20224379</text:p>
      <text:p text:style-name="P1">Universidade Federal do Paraná - UFPR </text:p>
      <text:p text:style-name="P14">Curitiba, Brasil</text:p>
      <text:p text:style-name="P3"/>
      <text:p text:style-name="P4">I. Introdução</text:p>
      <text:p text:style-name="P4"/>
      <text:p text:style-name="P9"><text:tab/><text:span text:style-name="T17">O presente trabalho é um estudo dos algoritmos de </text:span><text:span text:style-name="T18">b</text:span><text:span text:style-name="T17">usca </text:span><text:span text:style-name="T18">s</text:span><text:span text:style-name="T17">equencial e </text:span><text:span text:style-name="T18">b</text:span><text:span text:style-name="T17">inária, assim como </text:span><text:span text:style-name="T19">d</text:span><text:span text:style-name="T17">os seguintes algortimos de ordenação: InsertionSort, SelectionSort, MergeSort, QuickSort e HeapSort. </text:span><text:span text:style-name="T18">Os algoritmos foram</text:span><text:span text:style-name="T17"> </text:span><text:span text:style-name="T18">implementados através da linguagem de programação c</text:span><text:span text:style-name="T17">. </text:span><text:span text:style-name="T18">Os testes foram feitos utilizando vetores gerados aleatoriamente. Os tamanhos usados <text:s/>variam dependendo do algoritmo por estarem intrinsecamente relacionados ao uso de memória e ao hardware da máquina usada para os testes. O tempo foi calculado utilizando a biblioteca </text:span><text:span text:style-name="T1">time.h.</text:span></text:p>
      <text:p text:style-name="P3"/>
      <text:p text:style-name="P5">II. Busca Sequencial</text:p>
      <text:p text:style-name="P5"/>
      <text:p text:style-name="P29"><text:tab/>A <text:span text:style-name="T14">função de custo de comparações da <text:s/></text:span>Busca <text:span text:style-name="T14">S</text:span>equ<text:span text:style-name="T17">e</text:span>ncial é <draw:frame draw:style-name="fr1" draw:name="Object3" text:anchor-type="as-char" svg:y="-0.15in" svg:width="0.8681in" svg:height="0.2in" draw:z-index="6"><draw:object xlink:href="./Object 3" xlink:type="simple" xlink:show="embed" xlink:actuate="onLoad"/><draw:image xlink:href="./ObjectReplacements/Object 3" xlink:type="simple" xlink:show="embed" xlink:actuate="onLoad"/></draw:frame>, <text:span text:style-name="T22">c</text:span><text:span text:style-name="T19">omo pode ser observado na tabela I, </text:span><text:span text:style-name="T21">o número de comparações nunca é maior que o tamanho do vetor. </text:span><text:span text:style-name="T22">Po</text:span><text:span text:style-name="T21">rem quanto maior o vetor, mais o</text:span><text:span text:style-name="T22">s</text:span><text:span text:style-name="T21"> número</text:span><text:span text:style-name="T22">s</text:span><text:span text:style-name="T21"> diverge</text:span><text:span text:style-name="T22">m</text:span><text:span text:style-name="T21"> </text:span><text:span text:style-name="T22">com os observados na tabela II( busca binária) tanto no tempo, quanto no número de comparações, </text:span><text:span text:style-name="T29">co</text:span><text:span text:style-name="T22">m o melhor caso da busca sequencial sendo cada vez mais improvável</text:span><text:span text:style-name="T20">.</text:span></text:p>
      <text:p text:style-name="P15">Tabela I</text:p>
      <table:table table:name="BuscaSequencial" table:style-name="BuscaSequencial">
        <table:table-column table:style-name="BuscaSequencial.A" table:number-columns-repeated="3"/>
        <table:table-row table:style-name="TableLine93982300921920">
          <table:table-cell table:style-name="BuscaSequencial.A1" office:value-type="string">
            <text:p text:style-name="P18">Tamanho</text:p>
          </table:table-cell>
          <table:table-cell table:style-name="BuscaSequencial.A1" office:value-type="string">
            <text:p text:style-name="P18">Número de Comparações</text:p>
          </table:table-cell>
          <table:table-cell table:style-name="BuscaSequencial.A1" office:value-type="string">
            <text:p text:style-name="P18">Tempo</text:p>
          </table:table-cell>
        </table:table-row>
        <table:table-row table:style-name="TableLine93982300988000">
          <table:table-cell table:style-name="BuscaSequencial.A1" office:value-type="string">
            <text:p text:style-name="P18">10</text:p>
          </table:table-cell>
          <table:table-cell table:style-name="BuscaSequencial.A1" office:value-type="string">
            <text:p text:style-name="P18">7</text:p>
          </table:table-cell>
          <table:table-cell table:style-name="BuscaSequencial.A1" office:value-type="string">
            <text:p text:style-name="P18">0.000001</text:p>
          </table:table-cell>
        </table:table-row>
        <table:table-row table:style-name="TableLine93982301047952">
          <table:table-cell table:style-name="BuscaSequencial.A1" office:value-type="string">
            <text:p text:style-name="P18">100</text:p>
          </table:table-cell>
          <table:table-cell table:style-name="BuscaSequencial.A1" office:value-type="string">
            <text:p text:style-name="P18">36</text:p>
          </table:table-cell>
          <table:table-cell table:style-name="BuscaSequencial.A1" office:value-type="string">
            <text:p text:style-name="P18">0.000001</text:p>
          </table:table-cell>
        </table:table-row>
        <table:table-row table:style-name="TableLine93982301048512">
          <table:table-cell table:style-name="BuscaSequencial.A1" office:value-type="string">
            <text:p text:style-name="P18">1000</text:p>
          </table:table-cell>
          <table:table-cell table:style-name="BuscaSequencial.A1" office:value-type="string">
            <text:p text:style-name="P18">175</text:p>
          </table:table-cell>
          <table:table-cell table:style-name="BuscaSequencial.A1" office:value-type="string">
            <text:p text:style-name="P18">0.<text:span text:style-name="T15">000009</text:span></text:p>
          </table:table-cell>
        </table:table-row>
        <table:table-row table:style-name="TableLine93982301049296">
          <table:table-cell table:style-name="BuscaSequencial.A1" office:value-type="string">
            <text:p text:style-name="P18">10000</text:p>
          </table:table-cell>
          <table:table-cell table:style-name="BuscaSequencial.A1" office:value-type="string">
            <text:p text:style-name="P18">4098</text:p>
          </table:table-cell>
          <table:table-cell table:style-name="BuscaSequencial.A1" office:value-type="string">
            <text:p text:style-name="P20">0.000074</text:p>
          </table:table-cell>
        </table:table-row>
        <table:table-row table:style-name="TableLine93982301050080">
          <table:table-cell table:style-name="BuscaSequencial.A1" office:value-type="string">
            <text:p text:style-name="P18">100000</text:p>
          </table:table-cell>
          <table:table-cell table:style-name="BuscaSequencial.A1" office:value-type="string">
            <text:p text:style-name="P18">25722</text:p>
          </table:table-cell>
          <table:table-cell table:style-name="BuscaSequencial.A1" office:value-type="string">
            <text:p text:style-name="P20">0.000467</text:p>
          </table:table-cell>
        </table:table-row>
      </table:table>
      <text:p text:style-name="P7"/>
      <text:p text:style-name="P5">III. Busca Binária</text:p>
      <text:p text:style-name="P5"/>
      <text:p text:style-name="P29"><text:tab/>A <text:span text:style-name="T19">função de custo </text:span><text:span text:style-name="T29">de comparações </text:span><text:span text:style-name="T19">da </text:span><text:s/>Busca Binária é C(n) =<draw:frame draw:style-name="fr3" draw:name="Object1" text:anchor-type="as-char" svg:width="0.5772in" svg:height="0.2134in" draw:z-index="1"><draw:object xlink:href="./Object 1" xlink:type="simple" xlink:show="embed" xlink:actuate="onLoad"/><draw:image xlink:href="./ObjectReplacements/Object 1" xlink:type="simple" xlink:show="embed" xlink:actuate="onLoad"/></draw:frame>. <text:span text:style-name="T19">A tabela II mostra a eficiência do algoritmo, que por ser uma função logaritmica cresce de forma lenta, tanto no número de comparações, como no tempo gasto para a execução do algoritmo.</text:span></text:p>
      <text:p text:style-name="P15">Tabela II</text:p>
      <table:table table:name="BuscaBinária" table:style-name="BuscaBinária">
        <table:table-column table:style-name="BuscaBinária.A" table:number-columns-repeated="3"/>
        <table:table-row table:style-name="TableLine93982301051680">
          <table:table-cell table:style-name="BuscaBinária.A1" office:value-type="string">
            <text:p text:style-name="P20">Tamanho</text:p>
          </table:table-cell>
          <table:table-cell table:style-name="BuscaBinária.A1" office:value-type="string">
            <text:p text:style-name="P20">Número de Comparações</text:p>
          </table:table-cell>
          <table:table-cell table:style-name="BuscaBinária.A1" office:value-type="string">
            <text:p text:style-name="P20">Tempo</text:p>
          </table:table-cell>
        </table:table-row>
        <table:table-row table:style-name="TableLine93982301058880">
          <table:table-cell table:style-name="BuscaBinária.A1" office:value-type="string">
            <text:p text:style-name="P20">10</text:p>
          </table:table-cell>
          <table:table-cell table:style-name="BuscaBinária.A1" office:value-type="string">
            <text:p text:style-name="P20">4</text:p>
          </table:table-cell>
          <table:table-cell table:style-name="BuscaBinária.A1" office:value-type="string">
            <text:p text:style-name="P20">0.000000</text:p>
          </table:table-cell>
        </table:table-row>
        <table:table-row table:style-name="TableLine93982301084176">
          <table:table-cell table:style-name="BuscaBinária.A1" office:value-type="string">
            <text:p text:style-name="P20">100</text:p>
          </table:table-cell>
          <table:table-cell table:style-name="BuscaBinária.A1" office:value-type="string">
            <text:p text:style-name="P20">7</text:p>
          </table:table-cell>
          <table:table-cell table:style-name="BuscaBinária.A1" office:value-type="string">
            <text:p text:style-name="P20">0.000001</text:p>
          </table:table-cell>
        </table:table-row>
        <table:table-row table:style-name="TableLine93982301084960">
          <table:table-cell table:style-name="BuscaBinária.A1" office:value-type="string">
            <text:p text:style-name="P20">1000</text:p>
          </table:table-cell>
          <table:table-cell table:style-name="BuscaBinária.A1" office:value-type="string">
            <text:p text:style-name="P20">10</text:p>
          </table:table-cell>
          <table:table-cell table:style-name="BuscaBinária.A1" office:value-type="string">
            <text:p text:style-name="P20">0.000001</text:p>
          </table:table-cell>
        </table:table-row>
        <table:table-row table:style-name="TableLine93982301085824">
          <table:table-cell table:style-name="BuscaBinária.A1" office:value-type="string">
            <text:p text:style-name="P20">10000</text:p>
          </table:table-cell>
          <table:table-cell table:style-name="BuscaBinária.A1" office:value-type="string">
            <text:p text:style-name="P20">13</text:p>
          </table:table-cell>
          <table:table-cell table:style-name="BuscaBinária.A1" office:value-type="string">
            <text:p text:style-name="P20">0.000001</text:p>
          </table:table-cell>
        </table:table-row>
        <table:table-row table:style-name="TableLine93982301086848">
          <table:table-cell table:style-name="BuscaBinária.A1" office:value-type="string">
            <text:p text:style-name="P20">100000</text:p>
          </table:table-cell>
          <table:table-cell table:style-name="BuscaBinária.A1" office:value-type="string">
            <text:p text:style-name="P19">17</text:p>
          </table:table-cell>
          <table:table-cell table:style-name="BuscaBinária.A1" office:value-type="string">
            <text:p text:style-name="P20">0.000001</text:p>
          </table:table-cell>
        </table:table-row>
        <table:table-row table:style-name="TableLine93982301088016">
          <table:table-cell table:style-name="BuscaBinária.A1" office:value-type="string">
            <text:p text:style-name="P20">1000000</text:p>
          </table:table-cell>
          <table:table-cell table:style-name="BuscaBinária.A1" office:value-type="string">
            <text:p text:style-name="P20">20</text:p>
          </table:table-cell>
          <table:table-cell table:style-name="BuscaBinária.A1" office:value-type="string">
            <text:p text:style-name="P20">0.000002</text:p>
          </table:table-cell>
        </table:table-row>
        <table:table-row table:style-name="TableLine93982301088960">
          <table:table-cell table:style-name="BuscaBinária.A1" office:value-type="string">
            <text:p text:style-name="P20">10000000</text:p>
          </table:table-cell>
          <table:table-cell table:style-name="BuscaBinária.A1" office:value-type="string">
            <text:p text:style-name="P20">23</text:p>
          </table:table-cell>
          <table:table-cell table:style-name="BuscaBinária.A1" office:value-type="string">
            <text:p text:style-name="P20">0.000004</text:p>
          </table:table-cell>
        </table:table-row>
        <table:table-row table:style-name="TableLine93982301089904">
          <table:table-cell table:style-name="BuscaBinária.A1" office:value-type="string">
            <text:p text:style-name="P20">100000000</text:p>
          </table:table-cell>
          <table:table-cell table:style-name="BuscaBinária.A1" office:value-type="string">
            <text:p text:style-name="P20">27</text:p>
          </table:table-cell>
          <table:table-cell table:style-name="BuscaBinária.A1" office:value-type="string">
            <text:p text:style-name="P20">0.000009</text:p>
          </table:table-cell>
        </table:table-row>
        <table:table-row table:style-name="TableLine93982301090768">
          <table:table-cell table:style-name="BuscaBinária.A1" office:value-type="string">
            <text:p text:style-name="P20">1000000000</text:p>
          </table:table-cell>
          <table:table-cell table:style-name="BuscaBinária.A1" office:value-type="string">
            <text:p text:style-name="P20">30</text:p>
          </table:table-cell>
          <table:table-cell table:style-name="BuscaBinária.A1" office:value-type="string">
            <text:p text:style-name="P20">0.000040</text:p>
          </table:table-cell>
        </table:table-row>
      </table:table>
      <text:p text:style-name="P6"><text:soft-page-break/>IV. Insertion <text:span text:style-name="T13">Sort</text:span></text:p>
      <text:p text:style-name="P28"/>
      <text:p text:style-name="P38"><text:span text:style-name="T5"><text:tab/></text:span><text:span text:style-name="T8">A função de custo </text:span><text:span text:style-name="T12">de comparações </text:span><text:span text:style-name="T8">do </text:span><text:span text:style-name="T5">Inserti</text:span><text:span text:style-name="T8">on</text:span><text:span text:style-name="T5">Sort </text:span><text:span text:style-name="T8">está relacionada a busca em vetores </text:span><text:span text:style-name="T9">e consequentemente</text:span><text:span text:style-name="T8"> varia de acordo com a funçaõ de busca utilizada. U</text:span><text:span text:style-name="T6">sando </text:span><text:span text:style-name="T8">b</text:span><text:span text:style-name="T6">usca </text:span><text:span text:style-name="T8">s</text:span><text:span text:style-name="T6">equencial </text:span><text:span text:style-name="T8">a função de custo fica</text:span><text:span text:style-name="T4"><draw:frame draw:style-name="fr2" draw:name="Object4" text:anchor-type="as-char" svg:width="1.602in" svg:height="0.4165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 , </text:span><text:span text:style-name="T8">o desempenho do Insertion</text:span><text:span text:style-name="T9">Sort</text:span><text:span text:style-name="T8"> utilizando busca sequencial é </text:span><text:span text:style-name="T9">mostrado na tabela III</text:span><text:span text:style-name="T4">. </text:span><text:span text:style-name="T9">U</text:span><text:span text:style-name="T8">sando busca binária a função de </text:span><text:span text:style-name="T9">custo</text:span><text:span text:style-name="T8"> fica <text:s/></text:span><text:span text:style-name="T9">aproximadamente </text:span><text:span text:style-name="T6">C(n) = </text:span><text:span text:style-name="T6"><draw:frame draw:style-name="fr1" draw:name="Object8" text:anchor-type="as-char" svg:y="-0.152in" svg:width="0.7181in" svg:height="0.213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, </text:span><text:span text:style-name="T9">o desempenho do InsertionSort utilizando busca binária é mostrado na tabela IV.</text:span></text:p>
      <text:p text:style-name="P17"><text:span text:style-name="T9">T</text:span><text:span text:style-name="T3">abela III</text:span></text:p>
      <table:table table:name="InsertionSortSequencial" table:style-name="InsertionSortSequencial">
        <table:table-column table:style-name="InsertionSortSequencial.A" table:number-columns-repeated="3"/>
        <table:table-row table:style-name="TableLine93982301092832">
          <table:table-cell table:style-name="InsertionSortSequencial.A1" office:value-type="string">
            <text:p text:style-name="P20">Tamanho</text:p>
          </table:table-cell>
          <table:table-cell table:style-name="InsertionSortSequencial.A1" office:value-type="string">
            <text:p text:style-name="P20">Número de Comparações</text:p>
          </table:table-cell>
          <table:table-cell table:style-name="InsertionSortSequencial.A1" office:value-type="string">
            <text:p text:style-name="P20">Tempo</text:p>
          </table:table-cell>
        </table:table-row>
        <table:table-row table:style-name="TableLine93982297698720">
          <table:table-cell table:style-name="InsertionSortSequencial.A1" office:value-type="string">
            <text:p text:style-name="P20">10</text:p>
          </table:table-cell>
          <table:table-cell table:style-name="InsertionSortSequencial.A1" office:value-type="string">
            <text:p text:style-name="P20">25</text:p>
          </table:table-cell>
          <table:table-cell table:style-name="InsertionSortSequencial.A1" office:value-type="string">
            <text:p text:style-name="P20">0.000005</text:p>
          </table:table-cell>
        </table:table-row>
        <table:table-row table:style-name="TableLine93982301117792">
          <table:table-cell table:style-name="InsertionSortSequencial.A1" office:value-type="string">
            <text:p text:style-name="P20">100</text:p>
          </table:table-cell>
          <table:table-cell table:style-name="InsertionSortSequencial.A1" office:value-type="string">
            <text:p text:style-name="P19">2419</text:p>
          </table:table-cell>
          <table:table-cell table:style-name="InsertionSortSequencial.A1" office:value-type="string">
            <text:p text:style-name="P20">0.000105</text:p>
          </table:table-cell>
        </table:table-row>
        <table:table-row table:style-name="TableLine93982301118576">
          <table:table-cell table:style-name="InsertionSortSequencial.A1" office:value-type="string">
            <text:p text:style-name="P20">1000</text:p>
          </table:table-cell>
          <table:table-cell table:style-name="InsertionSortSequencial.A1" office:value-type="string">
            <text:p text:style-name="P20">241228</text:p>
          </table:table-cell>
          <table:table-cell table:style-name="InsertionSortSequencial.A1" office:value-type="string">
            <text:p text:style-name="P20">0.006<text:span text:style-name="T16">029</text:span></text:p>
          </table:table-cell>
        </table:table-row>
        <table:table-row table:style-name="TableLine93982301119440">
          <table:table-cell table:style-name="InsertionSortSequencial.A1" office:value-type="string">
            <text:p text:style-name="P20">10000</text:p>
          </table:table-cell>
          <table:table-cell table:style-name="InsertionSortSequencial.A1" office:value-type="string">
            <text:p text:style-name="P19">24092054</text:p>
          </table:table-cell>
          <table:table-cell table:style-name="InsertionSortSequencial.A1" office:value-type="string">
            <text:p text:style-name="P22">0.242648</text:p>
          </table:table-cell>
        </table:table-row>
        <table:table-row table:style-name="TableLine93982301120464">
          <table:table-cell table:style-name="InsertionSortSequencial.A1" office:value-type="string">
            <text:p text:style-name="P20">100000</text:p>
          </table:table-cell>
          <table:table-cell table:style-name="InsertionSortSequencial.A1" office:value-type="string">
            <text:p text:style-name="P20">Overflow</text:p>
          </table:table-cell>
          <table:table-cell table:style-name="InsertionSortSequencial.A1" office:value-type="string">
            <text:p text:style-name="P22">24.338908</text:p>
          </table:table-cell>
        </table:table-row>
      </table:table>
      <text:p text:style-name="P37"/>
      <text:p text:style-name="P16">Tabela IV</text:p>
      <table:table table:name="InsertionSortBinário" table:style-name="InsertionSortBinário">
        <table:table-column table:style-name="InsertionSortBinário.A" table:number-columns-repeated="3"/>
        <table:table-row table:style-name="TableLine93982301138416">
          <table:table-cell table:style-name="InsertionSortBinário.A1" office:value-type="string">
            <text:p text:style-name="P22">Tamanho</text:p>
          </table:table-cell>
          <table:table-cell table:style-name="InsertionSortBinário.A1" office:value-type="string">
            <text:p text:style-name="P22">Número de Comparações</text:p>
          </table:table-cell>
          <table:table-cell table:style-name="InsertionSortBinário.A1" office:value-type="string">
            <text:p text:style-name="P22">Tempo</text:p>
          </table:table-cell>
        </table:table-row>
        <table:table-row table:style-name="TableLine93982301139888">
          <table:table-cell table:style-name="InsertionSortBinário.A1" office:value-type="string">
            <text:p text:style-name="P22">10</text:p>
          </table:table-cell>
          <table:table-cell table:style-name="InsertionSortBinário.A1" office:value-type="string">
            <text:p text:style-name="P22">22</text:p>
          </table:table-cell>
          <table:table-cell table:style-name="InsertionSortBinário.A1" office:value-type="string">
            <text:p text:style-name="P22">0.000006</text:p>
          </table:table-cell>
        </table:table-row>
        <table:table-row table:style-name="TableLine93982301154256">
          <table:table-cell table:style-name="InsertionSortBinário.A1" office:value-type="string">
            <text:p text:style-name="P22">100</text:p>
          </table:table-cell>
          <table:table-cell table:style-name="InsertionSortBinário.A1" office:value-type="string">
            <text:p text:style-name="P22">528</text:p>
          </table:table-cell>
          <table:table-cell table:style-name="InsertionSortBinário.A1" office:value-type="string">
            <text:p text:style-name="P22">0.000066</text:p>
          </table:table-cell>
        </table:table-row>
        <table:table-row table:style-name="TableLine93982301155040">
          <table:table-cell table:style-name="InsertionSortBinário.A1" office:value-type="string">
            <text:p text:style-name="P22">1000</text:p>
          </table:table-cell>
          <table:table-cell table:style-name="InsertionSortBinário.A1" office:value-type="string">
            <text:p text:style-name="P22">8577</text:p>
          </table:table-cell>
          <table:table-cell table:style-name="InsertionSortBinário.A1" office:value-type="string">
            <text:p text:style-name="P22">0.003397</text:p>
          </table:table-cell>
        </table:table-row>
        <table:table-row table:style-name="TableLine93982301155904">
          <table:table-cell table:style-name="InsertionSortBinário.A1" office:value-type="string">
            <text:p text:style-name="P22">10000</text:p>
          </table:table-cell>
          <table:table-cell table:style-name="InsertionSortBinário.A1" office:value-type="string">
            <text:p text:style-name="P22">119038</text:p>
          </table:table-cell>
          <table:table-cell table:style-name="InsertionSortBinário.A1" office:value-type="string">
            <text:p text:style-name="P22">0.076292</text:p>
          </table:table-cell>
        </table:table-row>
        <table:table-row table:style-name="InsertionSortBinário.6">
          <table:table-cell table:style-name="InsertionSortBinário.A1" office:value-type="string">
            <text:p text:style-name="P22">100000</text:p>
          </table:table-cell>
          <table:table-cell table:style-name="InsertionSortBinário.A1" office:value-type="string">
            <text:p text:style-name="P22">1522619</text:p>
          </table:table-cell>
          <table:table-cell table:style-name="InsertionSortBinário.A1" office:value-type="string">
            <text:p text:style-name="P22">7.309198</text:p>
          </table:table-cell>
        </table:table-row>
      </table:table>
      <text:p text:style-name="P5"/>
      <text:p text:style-name="P8">V. Selection Sort</text:p>
      <text:p text:style-name="P34"><text:tab/><text:span text:style-name="T22">A função de custo </text:span><text:span text:style-name="T29">de comparações </text:span><text:span text:style-name="T22">do </text:span><text:s/>Selection Sort é C(n) = <draw:frame draw:style-name="fr1" draw:name="Object2" text:anchor-type="as-char" svg:y="-0.2681in" svg:width="0.4756in" svg:height="0.4165in" draw:z-index="2"><draw:object xlink:href="./Object 2" xlink:type="simple" xlink:show="embed" xlink:actuate="onLoad"/><draw:image xlink:href="./ObjectReplacements/Object 2" xlink:type="simple" xlink:show="embed" xlink:actuate="onLoad"/></draw:frame><text:span text:style-name="T22">como pode ser observado na tabela V, o número de comparações é </text:span><text:span text:style-name="T26">constante.</text:span></text:p>
      <text:p text:style-name="P35">Tabela V</text:p>
      <table:table table:name="SelectionSort" table:style-name="SelectionSort">
        <table:table-column table:style-name="SelectionSort.A" table:number-columns-repeated="3"/>
        <table:table-row table:style-name="TableLine93982301158816">
          <table:table-cell table:style-name="SelectionSort.A1" office:value-type="string">
            <text:p text:style-name="P22">Tamanho</text:p>
          </table:table-cell>
          <table:table-cell table:style-name="SelectionSort.A1" office:value-type="string">
            <text:p text:style-name="P22">Número de Comparações</text:p>
          </table:table-cell>
          <table:table-cell table:style-name="SelectionSort.A1" office:value-type="string">
            <text:p text:style-name="P22">Tempo</text:p>
          </table:table-cell>
        </table:table-row>
        <table:table-row table:style-name="TableLine93982301166624">
          <table:table-cell table:style-name="SelectionSort.A1" office:value-type="string">
            <text:p text:style-name="P22">10</text:p>
          </table:table-cell>
          <table:table-cell table:style-name="SelectionSort.A1" office:value-type="string">
            <text:p text:style-name="P22">45</text:p>
          </table:table-cell>
          <table:table-cell table:style-name="SelectionSort.A1" office:value-type="string">
            <text:p text:style-name="P22">0.000003</text:p>
          </table:table-cell>
        </table:table-row>
        <table:table-row table:style-name="TableLine93982301182992">
          <table:table-cell table:style-name="SelectionSort.A1" office:value-type="string">
            <text:p text:style-name="P22">100</text:p>
          </table:table-cell>
          <table:table-cell table:style-name="SelectionSort.A1" office:value-type="string">
            <text:p text:style-name="P22">4950</text:p>
          </table:table-cell>
          <table:table-cell table:style-name="SelectionSort.A1" office:value-type="string">
            <text:p text:style-name="P22">0.000062</text:p>
          </table:table-cell>
        </table:table-row>
        <table:table-row table:style-name="TableLine93982301183776">
          <table:table-cell table:style-name="SelectionSort.A1" office:value-type="string">
            <text:p text:style-name="P22">1000</text:p>
          </table:table-cell>
          <table:table-cell table:style-name="SelectionSort.A1" office:value-type="string">
            <text:p text:style-name="P22">499500</text:p>
          </table:table-cell>
          <table:table-cell table:style-name="SelectionSort.A1" office:value-type="string">
            <text:p text:style-name="P22">0.001157</text:p>
          </table:table-cell>
        </table:table-row>
        <table:table-row table:style-name="TableLine93982301184640">
          <table:table-cell table:style-name="SelectionSort.A1" office:value-type="string">
            <text:p text:style-name="P22">10000</text:p>
          </table:table-cell>
          <table:table-cell table:style-name="SelectionSort.A1" office:value-type="string">
            <text:p text:style-name="P22">49995000</text:p>
          </table:table-cell>
          <table:table-cell table:style-name="SelectionSort.A1" office:value-type="string">
            <text:p text:style-name="P22">0.077813</text:p>
          </table:table-cell>
        </table:table-row>
        <table:table-row table:style-name="TableLine93982301185664">
          <table:table-cell table:style-name="SelectionSort.A1" office:value-type="string">
            <text:p text:style-name="P22">100000</text:p>
          </table:table-cell>
          <table:table-cell table:style-name="SelectionSort.A1" office:value-type="string">
            <text:p text:style-name="P25">4999950000</text:p>
          </table:table-cell>
          <table:table-cell table:style-name="SelectionSort.A1" office:value-type="string">
            <text:p text:style-name="P22">0.022026</text:p>
          </table:table-cell>
        </table:table-row>
      </table:table>
      <text:p text:style-name="P8"/>
      <text:p text:style-name="P8">VI. Merge Sort</text:p>
      <text:p text:style-name="P8"/>
      <text:p text:style-name="P31"><text:tab/><text:span text:style-name="T22">A função de custo </text:span><text:span text:style-name="T29">de comparações </text:span><text:span text:style-name="T22">do </text:span>Merge S<text:span text:style-name="T22">o</text:span><text:span text:style-name="T23">rt é</text:span> C(n) = <draw:frame draw:style-name="fr1" draw:name="Object5" text:anchor-type="as-char" svg:y="-0.152in" svg:width="0.7181in" svg:height="0.2134in" draw:z-index="3"><draw:object xlink:href="./Object 5" xlink:type="simple" xlink:show="embed" xlink:actuate="onLoad"/><draw:image xlink:href="./ObjectReplacements/Object 5" xlink:type="simple" xlink:show="embed" xlink:actuate="onLoad"/></draw:frame>. <text:span text:style-name="T26">Quanto comparado com os outros algoritmos estudados nesse trabalho vemos que o Merge Sort faz menos comparações e é mais rápido que a maioria, o problema </text:span><text:span text:style-name="T28">está</text:span><text:span text:style-name="T26"> </text:span><text:span text:style-name="T28">n</text:span><text:span text:style-name="T26">o elevado custo de memória do mesmo, que é aproximadamente o dobro do utilizado pelos demais.</text:span></text:p>
      <text:p text:style-name="P36">Tabela VI</text:p>
      <table:table table:name="MergeSort" table:style-name="MergeSort">
        <table:table-column table:style-name="MergeSort.A" table:number-columns-repeated="3"/>
        <table:table-row table:style-name="TableLine93982301187552">
          <table:table-cell table:style-name="MergeSort.A1" office:value-type="string">
            <text:p text:style-name="P22">Tamanho</text:p>
          </table:table-cell>
          <table:table-cell table:style-name="MergeSort.A1" office:value-type="string">
            <text:p text:style-name="P22">Número de Comparações</text:p>
          </table:table-cell>
          <table:table-cell table:style-name="MergeSort.A1" office:value-type="string">
            <text:p text:style-name="P22">Tempo</text:p>
          </table:table-cell>
        </table:table-row>
        <table:table-row table:style-name="TableLine93982301196384">
          <table:table-cell table:style-name="MergeSort.A1" office:value-type="string">
            <text:p text:style-name="P22">10</text:p>
          </table:table-cell>
          <table:table-cell table:style-name="MergeSort.A1" office:value-type="string">
            <text:p text:style-name="P22">22</text:p>
          </table:table-cell>
          <table:table-cell table:style-name="MergeSort.A1" office:value-type="string">
            <text:p text:style-name="P22">0.000004</text:p>
          </table:table-cell>
        </table:table-row>
        <table:table-row table:style-name="TableLine93982301215488">
          <table:table-cell table:style-name="MergeSort.A1" office:value-type="string">
            <text:p text:style-name="P22">100</text:p>
          </table:table-cell>
          <table:table-cell table:style-name="MergeSort.A1" office:value-type="string">
            <text:p text:style-name="P21">544</text:p>
          </table:table-cell>
          <table:table-cell table:style-name="MergeSort.A1" office:value-type="string">
            <text:p text:style-name="P22">0.000038</text:p>
          </table:table-cell>
        </table:table-row>
        <table:table-row table:style-name="TableLine93982301216272">
          <table:table-cell table:style-name="MergeSort.A1" office:value-type="string">
            <text:p text:style-name="P22">1000</text:p>
          </table:table-cell>
          <table:table-cell table:style-name="MergeSort.A1" office:value-type="string">
            <text:p text:style-name="P21">8718</text:p>
          </table:table-cell>
          <table:table-cell table:style-name="MergeSort.A1" office:value-type="string">
            <text:p text:style-name="P22">0.000082</text:p>
          </table:table-cell>
        </table:table-row>
        <table:table-row table:style-name="TableLine93982301217136">
          <table:table-cell table:style-name="MergeSort.A1" office:value-type="string">
            <text:p text:style-name="P22">10000</text:p>
          </table:table-cell>
          <table:table-cell table:style-name="MergeSort.A1" office:value-type="string">
            <text:p text:style-name="P22">120512</text:p>
          </table:table-cell>
          <table:table-cell table:style-name="MergeSort.A1" office:value-type="string">
            <text:p text:style-name="P22">0.001049</text:p>
          </table:table-cell>
        </table:table-row>
        <table:table-row table:style-name="TableLine93982301218160">
          <table:table-cell table:style-name="MergeSort.A1" office:value-type="string">
            <text:p text:style-name="P22">100000</text:p>
          </table:table-cell>
          <table:table-cell table:style-name="MergeSort.A1" office:value-type="string">
            <text:p text:style-name="P21">1536140</text:p>
          </table:table-cell>
          <table:table-cell table:style-name="MergeSort.A1" office:value-type="string">
            <text:p text:style-name="P22">0.022026</text:p>
          </table:table-cell>
        </table:table-row>
        <table:table-row table:style-name="TableLine93982301219328">
          <table:table-cell table:style-name="MergeSort.A1" office:value-type="string">
            <text:p text:style-name="P22">1000000</text:p>
          </table:table-cell>
          <table:table-cell table:style-name="MergeSort.A1" office:value-type="string">
            <text:p text:style-name="P22">10066432</text:p>
          </table:table-cell>
          <table:table-cell table:style-name="MergeSort.A1" office:value-type="string">
            <text:p text:style-name="P22">1.537742</text:p>
          </table:table-cell>
        </table:table-row>
      </table:table>
      <text:p text:style-name="P10"><text:soft-page-break/></text:p>
      <text:p text:style-name="P8"/>
      <text:p text:style-name="P8">VII. Quick Sort</text:p>
      <text:p text:style-name="P8"/>
      <text:p text:style-name="P30"><text:tab/><text:span text:style-name="T22">A função de custo </text:span><text:span text:style-name="T29">de comparações </text:span><text:span text:style-name="T22">do </text:span>Quick Sort é <draw:frame draw:style-name="fr1" draw:name="Object6" text:anchor-type="as-char" svg:y="-0.2681in" svg:width="1.9264in" svg:height="0.4165in" draw:z-index="4"><draw:object xlink:href="./Object 6" xlink:type="simple" xlink:show="embed" xlink:actuate="onLoad"/><draw:image xlink:href="./ObjectReplacements/Object 6" xlink:type="simple" xlink:show="embed" xlink:actuate="onLoad"/></draw:frame>. <text:span text:style-name="T26">C</text:span><text:span text:style-name="T23">omo é mostrado na tabela VII, os casos ruins do Quick Sort são muito improváveis, e se comparado a os outros algortimos </text:span><text:span text:style-name="T26">analisados nesse trabalho, </text:span><text:span text:style-name="T23">é percepitível a vantagem de desempenho do QuickSort </text:span><text:span text:style-name="T26">no que diz respeito </text:span><text:span text:style-name="T23">ao tempo, e na maioria das vezes, ao número de comparações. Pórem com o aumento do tamanho, pior fica o desempenho do quicksort nos piores casos e portanto, para vetores extremamente grandes deve ser analisado se o risco do pior caso deve ser ou não contemplado.</text:span></text:p>
      <text:p text:style-name="P32"><text:span text:style-name="T24">Tabela VII</text:span></text:p>
      <table:table table:name="QuickSort" table:style-name="QuickSort">
        <table:table-column table:style-name="QuickSort.A" table:number-columns-repeated="3"/>
        <table:table-row table:style-name="TableLine93982301221392">
          <table:table-cell table:style-name="QuickSort.A1" office:value-type="string">
            <text:p text:style-name="P24">Tamanho</text:p>
          </table:table-cell>
          <table:table-cell table:style-name="QuickSort.A1" office:value-type="string">
            <text:p text:style-name="P24">Número de Comparações</text:p>
          </table:table-cell>
          <table:table-cell table:style-name="QuickSort.A1" office:value-type="string">
            <text:p text:style-name="P24">Tempo</text:p>
          </table:table-cell>
        </table:table-row>
        <table:table-row table:style-name="TableLine93982301230752">
          <table:table-cell table:style-name="QuickSort.A1" office:value-type="string">
            <text:p text:style-name="P24">10</text:p>
          </table:table-cell>
          <table:table-cell table:style-name="QuickSort.A1" office:value-type="string">
            <text:p text:style-name="P24">21</text:p>
          </table:table-cell>
          <table:table-cell table:style-name="QuickSort.A1" office:value-type="string">
            <text:p text:style-name="P24">0.000003</text:p>
          </table:table-cell>
        </table:table-row>
        <table:table-row table:style-name="TableLine93982301252688">
          <table:table-cell table:style-name="QuickSort.A1" office:value-type="string">
            <text:p text:style-name="P24">100</text:p>
          </table:table-cell>
          <table:table-cell table:style-name="QuickSort.A1" office:value-type="string">
            <text:p text:style-name="P24">651</text:p>
          </table:table-cell>
          <table:table-cell table:style-name="QuickSort.A1" office:value-type="string">
            <text:p text:style-name="P24">0.000026</text:p>
          </table:table-cell>
        </table:table-row>
        <table:table-row table:style-name="TableLine93982301253472">
          <table:table-cell table:style-name="QuickSort.A1" office:value-type="string">
            <text:p text:style-name="P24">1000</text:p>
          </table:table-cell>
          <table:table-cell table:style-name="QuickSort.A1" office:value-type="string">
            <text:p text:style-name="P24">13829</text:p>
          </table:table-cell>
          <table:table-cell table:style-name="QuickSort.A1" office:value-type="string">
            <text:p text:style-name="P24">0.000074</text:p>
          </table:table-cell>
        </table:table-row>
        <table:table-row table:style-name="TableLine93982301254336">
          <table:table-cell table:style-name="QuickSort.A1" office:value-type="string">
            <text:p text:style-name="P24">10000</text:p>
          </table:table-cell>
          <table:table-cell table:style-name="QuickSort.A1" office:value-type="string">
            <text:p text:style-name="P24">151754</text:p>
          </table:table-cell>
          <table:table-cell table:style-name="QuickSort.A1" office:value-type="string">
            <text:p text:style-name="P24">0.000903</text:p>
          </table:table-cell>
        </table:table-row>
        <table:table-row table:style-name="TableLine93982301255360">
          <table:table-cell table:style-name="QuickSort.A1" office:value-type="string">
            <text:p text:style-name="P24">100000</text:p>
          </table:table-cell>
          <table:table-cell table:style-name="QuickSort.A1" office:value-type="string">
            <text:p text:style-name="P24">2041850</text:p>
          </table:table-cell>
          <table:table-cell table:style-name="QuickSort.A1" office:value-type="string">
            <text:p text:style-name="P24">0.011539</text:p>
          </table:table-cell>
        </table:table-row>
        <table:table-row table:style-name="TableLine93982301256528">
          <table:table-cell table:style-name="QuickSort.A1" office:value-type="string">
            <text:p text:style-name="P24">1000000</text:p>
          </table:table-cell>
          <table:table-cell table:style-name="QuickSort.A1" office:value-type="string">
            <text:p text:style-name="P24">25029716</text:p>
          </table:table-cell>
          <table:table-cell table:style-name="QuickSort.A1" office:value-type="string">
            <text:p text:style-name="P24">0.149896</text:p>
          </table:table-cell>
        </table:table-row>
        <table:table-row table:style-name="TableLine93982301257472">
          <table:table-cell table:style-name="QuickSort.A1" office:value-type="string">
            <text:p text:style-name="P24">10000000</text:p>
          </table:table-cell>
          <table:table-cell table:style-name="QuickSort.A1" office:value-type="string">
            <text:p text:style-name="P24">296477215</text:p>
          </table:table-cell>
          <table:table-cell table:style-name="QuickSort.A1" office:value-type="string">
            <text:p text:style-name="P24">1.899437</text:p>
          </table:table-cell>
        </table:table-row>
      </table:table>
      <text:p text:style-name="P10"/>
      <text:p text:style-name="P8"/>
      <text:p text:style-name="P8">VIII. Heap Sort</text:p>
      <text:p text:style-name="P8"/>
      <text:p text:style-name="P31"><text:tab/><text:span text:style-name="T23">A função de custo </text:span><text:span text:style-name="T29">de comparações </text:span><text:span text:style-name="T23">do</text:span> Heap Sort é <text:span text:style-name="T27">C(n) =</text:span><draw:frame draw:style-name="fr1" draw:name="Object7" text:anchor-type="as-char" svg:y="-0.152in" svg:width="1.0571in" svg:height="0.2134in" draw:z-index="5"><draw:object xlink:href="./Object 7" xlink:type="simple" xlink:show="embed" xlink:actuate="onLoad"/><draw:image xlink:href="./ObjectReplacements/Object 7" xlink:type="simple" xlink:show="embed" xlink:actuate="onLoad"/></draw:frame>, <text:span text:style-name="T28">comparando a tabela VIII com as tabelas VII e VI, vemos que o número de comparações do Heap Sort é aproximamente duas vezes maior que o do Quick Sort e do Merge Sort, e o algortimo é mais lento que ambos. A vantagem está no fato do Heap Sort usar menos memória que o Merge Sort e não <text:s/>possuir um pior caso como o Quick Sort.</text:span></text:p>
      <text:p text:style-name="P10"><text:tab/><text:span text:style-name="T25">Tabela VIII</text:span></text:p>
      <table:table table:name="HeapSort" table:style-name="HeapSort">
        <table:table-column table:style-name="HeapSort.A" table:number-columns-repeated="3"/>
        <table:table-row table:style-name="TableLine93982301259536">
          <table:table-cell table:style-name="HeapSort.A1" office:value-type="string">
            <text:p text:style-name="P24">Tamanho</text:p>
          </table:table-cell>
          <table:table-cell table:style-name="HeapSort.A1" office:value-type="string">
            <text:p text:style-name="P24">Número de Comparações</text:p>
          </table:table-cell>
          <table:table-cell table:style-name="HeapSort.A1" office:value-type="string">
            <text:p text:style-name="P24">Tempo</text:p>
          </table:table-cell>
        </table:table-row>
        <table:table-row table:style-name="TableLine93982301267920">
          <table:table-cell table:style-name="HeapSort.A1" office:value-type="string">
            <text:p text:style-name="P24">10</text:p>
          </table:table-cell>
          <table:table-cell table:style-name="HeapSort.A1" office:value-type="string">
            <text:p text:style-name="P24">82</text:p>
          </table:table-cell>
          <table:table-cell table:style-name="HeapSort.A1" office:value-type="string">
            <text:p text:style-name="P24">0.000005</text:p>
          </table:table-cell>
        </table:table-row>
        <table:table-row table:style-name="TableLine93982301283408">
          <table:table-cell table:style-name="HeapSort.A1" office:value-type="string">
            <text:p text:style-name="P24">100</text:p>
          </table:table-cell>
          <table:table-cell table:style-name="HeapSort.A1" office:value-type="string">
            <text:p text:style-name="P23">1458</text:p>
          </table:table-cell>
          <table:table-cell table:style-name="HeapSort.A1" office:value-type="string">
            <text:p text:style-name="P24">0.000044</text:p>
          </table:table-cell>
        </table:table-row>
        <table:table-row table:style-name="TableLine93982301284144">
          <table:table-cell table:style-name="HeapSort.A1" office:value-type="string">
            <text:p text:style-name="P23">1000</text:p>
          </table:table-cell>
          <table:table-cell table:style-name="HeapSort.A1" office:value-type="string">
            <text:p text:style-name="P24">21132</text:p>
          </table:table-cell>
          <table:table-cell table:style-name="HeapSort.A1" office:value-type="string">
            <text:p text:style-name="P24">0.000134</text:p>
          </table:table-cell>
        </table:table-row>
        <table:table-row table:style-name="TableLine93982301284880">
          <table:table-cell table:style-name="HeapSort.A1" office:value-type="string">
            <text:p text:style-name="P23">10000</text:p>
          </table:table-cell>
          <table:table-cell table:style-name="HeapSort.A1" office:value-type="string">
            <text:p text:style-name="P24">278642</text:p>
          </table:table-cell>
          <table:table-cell table:style-name="HeapSort.A1" office:value-type="string">
            <text:p text:style-name="P24">0.001652</text:p>
          </table:table-cell>
        </table:table-row>
        <table:table-row table:style-name="TableLine93982301285616">
          <table:table-cell table:style-name="HeapSort.A1" office:value-type="string">
            <text:p text:style-name="P23">100000</text:p>
          </table:table-cell>
          <table:table-cell table:style-name="HeapSort.A1" office:value-type="string">
            <text:p text:style-name="P24">3450818</text:p>
          </table:table-cell>
          <table:table-cell table:style-name="HeapSort.A1" office:value-type="string">
            <text:p text:style-name="P24">0.025006</text:p>
          </table:table-cell>
        </table:table-row>
        <table:table-row table:style-name="TableLine93982301286352">
          <table:table-cell table:style-name="HeapSort.A1" office:value-type="string">
            <text:p text:style-name="P23">1000000</text:p>
          </table:table-cell>
          <table:table-cell table:style-name="HeapSort.A1" office:value-type="string">
            <text:p text:style-name="P24">41097430</text:p>
          </table:table-cell>
          <table:table-cell table:style-name="HeapSort.A1" office:value-type="string">
            <text:p text:style-name="P24">0.364537</text:p>
          </table:table-cell>
        </table:table-row>
        <table:table-row table:style-name="TableLine93982301287088">
          <table:table-cell table:style-name="HeapSort.A1" office:value-type="string">
            <text:p text:style-name="P23">10000000</text:p>
          </table:table-cell>
          <table:table-cell table:style-name="HeapSort.A1" office:value-type="string">
            <text:p text:style-name="P24">477669544</text:p>
          </table:table-cell>
          <table:table-cell table:style-name="HeapSort.A1" office:value-type="string">
            <text:p text:style-name="P24">5.387264</text:p>
          </table:table-cell>
        </table:table-row>
      </table:table>
      <text:p text:style-name="P8"/>
      <text:p text:style-name="P8"><text:span text:style-name="T28">IX</text:span>. Conclusão</text:p>
      <text:p text:style-name="P3"/>
      <text:p text:style-name="P2"><text:tab/><text:span text:style-name="T7">O uso dos diversos algoritmos de ordenação é situacional </text:span><text:span text:style-name="T10">e depende exclusivamente da necessecidade do usuário, todos possuem vantagens e disvantagens <text:s/>que devem ser consideradas na impletação </text:span><text:span text:style-name="T11">e uso </text:span><text:span text:style-name="T10">do algoritmo.</text:span></text:p>
      <text:p text:style-name="P3"/>
      <text:p text:style-name="P13"><text:span text:style-name="T13">X</text:span><text:span text:style-name="T2">. </text:span>Referências</text:p>
      <text:p text:style-name="P12"/>
      <text:p text:style-name="P41">Curso de Algoritmos e Estrutura de Dados 2. Almeida, Paulo, 2022. Disponível em: <text:a xlink:type="simple" xlink:href="https://ufprvirtual.ufpr.br/course/view.php?id=26889" text:style-name="Internet_20_link" text:visited-style-name="Visited_20_Internet_20_Link">https://ufprvirtual.ufpr.br/course/view.php?id=26889</text:a>, Acesso em 18/11/2022 à 29/02/2023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1-29T23:58:10.642368471</dc:date>
    <meta:editing-duration>PT14M56S</meta:editing-duration>
    <meta:editing-cycles>3</meta:editing-cycles>
    <meta:document-statistic meta:table-count="8" meta:image-count="0" meta:object-count="8" meta:page-count="3" meta:paragraph-count="204" meta:word-count="805" meta:character-count="4793" meta:non-whitespace-character-count="4174"/>
  </office:meta>
</office:document-meta>
</file>

<file path=Object 1/content.xml><?xml version="1.0" encoding="utf-8"?>
<math xmlns="http://www.w3.org/1998/Math/MathML" display="block">
  <semantics>
    <mrow>
      <msub>
        <mi>log</mi>
        <mn>2</mn>
      </msub>
      <mrow>
        <mo fence="true" form="prefix" stretchy="false">(</mo>
        <mrow>
          <mi>n</mi>
        </mrow>
        <mo fence="true" form="postfix" stretchy="false">)</mo>
      </mrow>
    </mrow>
    <annotation encoding="StarMath 5.0">log_{2} (n) </annotation>
  </semantics>
</math>
</file>

<file path=Object 2/content.xml><?xml version="1.0" encoding="utf-8"?>
<math xmlns="http://www.w3.org/1998/Math/MathML" display="block">
  <semantics>
    <mfrac>
      <mrow>
        <msup>
          <mi>n</mi>
          <mn>2</mn>
        </msup>
        <mo stretchy="false">−</mo>
        <mi>n</mi>
      </mrow>
      <mn>2</mn>
    </mfrac>
    <annotation encoding="StarMath 5.0">{ n^{2}  - n } over {2} </annotation>
  </semantics>
</math>
</file>

<file path=Object 3/content.xml><?xml version="1.0" encoding="utf-8"?>
<math xmlns="http://www.w3.org/1998/Math/MathML" display="block">
  <semantics>
    <mrow>
      <mrow>
        <mn>1</mn>
        <mo stretchy="false">⩽</mo>
        <mi>C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⩽</mo>
        <mi>n</mi>
      </mrow>
    </mrow>
    <annotation encoding="StarMath 5.0">1 leslant C(n) leslant n  </annotation>
  </semantics>
</math>
</file>

<file path=Object 4/content.xml><?xml version="1.0" encoding="utf-8"?>
<math xmlns="http://www.w3.org/1998/Math/MathML" display="block">
  <semantics>
    <mrow>
      <mrow>
        <mrow>
          <mi>n</mi>
          <mo stretchy="false">−</mo>
          <mn>1</mn>
        </mrow>
        <mo stretchy="false">⩽</mo>
        <mi>C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⩽</mo>
        <mfrac>
          <mrow>
            <msup>
              <mi>n</mi>
              <mn>2</mn>
            </msup>
            <mo stretchy="false">+</mo>
            <mi>n</mi>
            <mo stretchy="false">−</mo>
            <mn>2</mn>
          </mrow>
          <mn>2</mn>
        </mfrac>
      </mrow>
    </mrow>
    <annotation encoding="StarMath 5.0">n - 1  leslant C(n) leslant frac { n^{2}  + n - 2  } {2}   </annotation>
  </semantics>
</math>
</file>

<file path=Object 5/content.xml><?xml version="1.0" encoding="utf-8"?>
<math xmlns="http://www.w3.org/1998/Math/MathML" display="block">
  <semantics>
    <mrow>
      <mrow>
        <mi>n</mi>
        <mo stretchy="false">⋅</mo>
        <msub>
          <mi>log</mi>
          <mn>2</mn>
        </msub>
      </mrow>
      <mrow>
        <mo fence="true" form="prefix" stretchy="false">(</mo>
        <mrow>
          <mi>n</mi>
        </mrow>
        <mo fence="true" form="postfix" stretchy="false">)</mo>
      </mrow>
    </mrow>
    <annotation encoding="StarMath 5.0">n cdot log_{2} (n)  </annotation>
  </semantics>
</math>
</file>

<file path=Object 6/content.xml><?xml version="1.0" encoding="utf-8"?>
<math xmlns="http://www.w3.org/1998/Math/MathML" display="block">
  <semantics>
    <mrow>
      <mrow>
        <mi>n</mi>
        <mo stretchy="false">⋅</mo>
        <msub>
          <mi>log</mi>
          <mn>2</mn>
        </msub>
      </mrow>
      <mrow>
        <mrow>
          <mo fence="true" form="prefix" stretchy="false">(</mo>
          <mrow>
            <mi>n</mi>
          </mrow>
          <mo fence="true" form="postfix" stretchy="false">)</mo>
        </mrow>
        <mo stretchy="false">⩽</mo>
        <mi>C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⩽</mo>
        <mfrac>
          <mrow>
            <msup>
              <mi>n</mi>
              <mn>2</mn>
            </msup>
            <mo stretchy="false">+</mo>
            <mi>n</mi>
            <mo stretchy="false">−</mo>
            <mn>2</mn>
          </mrow>
          <mn>2</mn>
        </mfrac>
      </mrow>
    </mrow>
    <annotation encoding="StarMath 5.0">n cdot log_{2} (n)   leslant C(n) leslant { n^{2}  + n - 2  } over {2}   </annotation>
  </semantics>
</math>
</file>

<file path=Object 7/content.xml><?xml version="1.0" encoding="utf-8"?>
<math xmlns="http://www.w3.org/1998/Math/MathML" display="block">
  <semantics>
    <mrow>
      <mrow>
        <mi>n</mi>
        <mo stretchy="false">+</mo>
        <mrow>
          <mn>2</mn>
          <mo stretchy="false">⋅</mo>
          <mi>n</mi>
          <mo stretchy="false">⋅</mo>
          <msub>
            <mi>log</mi>
            <mn>2</mn>
          </msub>
        </mrow>
      </mrow>
      <mrow>
        <mo fence="true" form="prefix" stretchy="false">(</mo>
        <mrow>
          <mi>n</mi>
        </mrow>
        <mo fence="true" form="postfix" stretchy="false">)</mo>
      </mrow>
    </mrow>
    <annotation encoding="StarMath 5.0">n + 2 cdot n  cdot log_{2} (n)   </annotation>
  </semantics>
</math>
</file>

<file path=Object 8/content.xml><?xml version="1.0" encoding="utf-8"?>
<math xmlns="http://www.w3.org/1998/Math/MathML" display="block">
  <semantics>
    <mrow>
      <mrow>
        <mi>n</mi>
        <mo stretchy="false">⋅</mo>
        <msub>
          <mi>log</mi>
          <mn>2</mn>
        </msub>
      </mrow>
      <mrow>
        <mo fence="true" form="prefix" stretchy="false">(</mo>
        <mrow>
          <mi>n</mi>
        </mrow>
        <mo fence="true" form="postfix" stretchy="false">)</mo>
      </mrow>
    </mrow>
    <annotation encoding="StarMath 5.0">n cdot log_{2} (n)  </annotation>
  </semantics>
</math>
</file>